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a7f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a7f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a7f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a7f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a7f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a7f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a7f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a7f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a7f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a7f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a7f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a7f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a7f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a7f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a7f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a7f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a7f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iego Alejandro Velàsquez Arell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3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728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ocio Gonzalez Betancurt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E 8183178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9.99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0" meta:non-whitespace-character-count="1003"/>
    <meta:template xlink:type="simple" xlink:actuate="onRequest" xlink:title="Normal" xlink:href=""/>
  </office:meta>
</office:document-meta>
</file>